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: AJUSTAR TLE</text:p>
      <text:p text:style-name="Standard"/>
      <text:p text:style-name="P2">Descripción:</text:p>
      <text:p text:style-name="Standard">El módulo recupera los últimos 10 TLEs del desecho y estima la matriz de covarianzas.</text:p>
      <text:p text:style-name="Standard"/>
      <text:p text:style-name="P2">Flujo de Eventos:</text:p>
      <text:list xml:id="list93410008" text:style-name="L1">
        <text:list-item>
          <text:p text:style-name="P3">El sistema busca los 10 TLEs que se archivaron en la carpeta tles.</text:p>
        </text:list-item>
        <text:list-item>
          <text:p text:style-name="P3">El sistema corre el algoritmo de ajuste.</text:p>
        </text:list-item>
        <text:list-item>
          <text:p text:style-name="P3">El sistema guarda la matriz de Covarianza. (Autocorrelación)</text:p>
        </text:list-item>
        <text:list-item>
          <text:p text:style-name="P3">El sistema genera un reporte: ajuste_tle_report</text:p>
        </text:list-item>
      </text:list>
      <text:p text:style-name="Standard"/>
      <text:p text:style-name="P2">Flujo Alternativo:</text:p>
      <text:p text:style-name="Standard">Si no se encontraron los 10 TLEs necesarios.</text:p>
      <text:list xml:id="list952228765" text:style-name="L2">
        <text:list-item>
          <text:list>
            <text:list-item>
              <text:p text:style-name="P4">El sistema imprime por pantalla que no cuenta con la cantidad suficiente de TLEs.</text:p>
            </text:list-item>
            <text:list-item>
              <text:p text:style-name="P4">Cuenta la cantidad faltante y envía el dato al “gestor de TLEs” (a futuro)</text:p>
            </text:list-item>
          </text:list>
        </text:list-item>
      </text:list>
      <text:p text:style-name="Standard"/>
      <text:p text:style-name="P2">Precondición:</text:p>
      <text:p text:style-name="Standard">El directorio <text:span text:style-name="T1">tles</text:span> cuenta con los TLEs.</text:p>
      <text:p text:style-name="Standard"/>
      <text:p text:style-name="P2">Postcondición:</text:p>
      <text:p text:style-name="Standard">Los archivos del directorio tles fueron removidos a <text:span text:style-name="T1">tleprocesa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5:19:07</meta:creation-date>
    <dc:date>2016-08-26T15:48:47</dc:date>
    <meta:editing-duration>PT14M30S</meta:editing-duration>
    <meta:editing-cycles>1</meta:editing-cycles>
    <meta:document-statistic meta:table-count="0" meta:image-count="0" meta:object-count="0" meta:page-count="1" meta:paragraph-count="16" meta:word-count="116" meta:character-count="550" meta:non-whitespace-character-count="607"/>
    <meta:generator>LibreOffice/3.5$Linux_x86 LibreOffice_project/350m1$Build-2</meta:generator>
  </office:meta>
</office:document-meta>
</file>